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style:font-name-asian="Noto Sans" style:font-size-asian="5.09999990463257pt" style:font-name-complex="Noto Sans" style:font-size-complex="5.09999990463257pt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1.11pt double-thin #000000" style:border-line-width-bottom="0.18mm 0.04mm 0.18mm" fo:background-color="#dddddd" fo:border-left="0.06pt solid #000000" fo:border-right="0.74pt solid #000000" fo:border-top="0.06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1.11pt double-thin #000000" style:border-line-width-bottom="0.18mm 0.04mm 0.18mm" fo:background-color="#ddddd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1.11pt double-thin #000000" style:border-line-width-bottom="0.18mm 0.04mm 0.18mm" fo:background-color="#dddddd" style:text-align-source="fix" style:repeat-content="false" fo:border-left="0.74pt solid #000000" fo:border-right="0.99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mm"/>
    </style:style>
    <style:style style:name="T1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de" fo:country="DE" style:text-scale="100%" style:language-asian="zh" style:country-asian="C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2"/>
        <table:table-column table:style-name="co2" table:number-columns-repeated="3" table:default-cell-style-name="ce15"/>
        <table:table-column table:style-name="co2" table:number-columns-repeated="1020" table:default-cell-style-name="ce12"/>
        <table:table-row table:style-name="ro1">
          <table:table-cell table:style-name="ce10" office:value-type="string" calcext:value-type="string">
            <text:p>Test setup &amp; procedur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pan text:style-name="T1">  - </text:span><text:span text:style-name="T1"><text:a xlink:href="https://github.com/roybaer/sduino_uno" xlink:type="simple">Sduino Uno</text:a></text:span><text:span text:style-name="T1"> board running @ 16MHz internal clock (HSI)</text:span>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<text:s text:c="2"/>- PC communication via board USB interface and miniterm @ 9600Bau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  - upload via ROM-BL and <text:a xlink:href="https://github.com/gicking/stm8gal" xlink:type="simple">stm8gal</text:a> (stm8gal -p /dev/ttyUSB0 -R 0 -V 1 -w [file]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manually upload and check output in PC consol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Test</text:p>
          </table:table-cell>
          <table:table-cell table:style-name="ce16" office:value-type="string" calcext:value-type="string">
            <text:p>SDCC</text:p>
          </table:table-cell>
          <table:table-cell table:style-name="ce16" office:value-type="string" calcext:value-type="string">
            <text:p>Cosmic</text:p>
          </table:table-cell>
          <table:table-cell table:style-name="ce19" office:value-type="string" calcext:value-type="string">
            <text:p>IAR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kern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kern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kern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kern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utex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utex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utex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utex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utex5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utex6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utex7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utex8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utex9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queue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queue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queue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queue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queue5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queue6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queue7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queue8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eue9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queue10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sem1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sem2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sem3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sem4</text:p>
          </table:table-cell>
          <table:table-cell table:style-name="ce17" office:value-type="string" calcext:value-type="string">
            <text:p>pass</text:p>
          </table:table-cell>
          <table:table-cell table:style-name="ce18" office:value-type="string" calcext:value-type="string">
            <text:p>20min no response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sem5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sem6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sem7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sem8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sem9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timer1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timer2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timer3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timer4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timer5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timer6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timer7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timer8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.00.0000</text:date>, <text:time style:data-style-name="N2" text:time-value="20:26:27.2579321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0T18:43:30.728592813</meta:creation-date>
    <dc:date>2021-01-30T21:08:36.026971024</dc:date>
    <meta:editing-duration>PT7M49S</meta:editing-duration>
    <meta:editing-cycles>3</meta:editing-cycles>
    <meta:generator>LibreOffice/6.0.7.3$Linux_X86_64 LibreOffice_project/00m0$Build-3</meta:generator>
    <meta:document-statistic meta:table-count="1" meta:cell-count="169" meta:object-count="0"/>
  </office:meta>
</office:document-meta>
</file>